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07cm" fo:margin-left="0cm" fo:margin-right="0.093cm" table:align="margins"/>
    </style:style>
    <style:style style:name="Tableau3.A" style:family="table-column">
      <style:table-column-properties style:column-width="8.5cm" style:rel-column-width="32948*"/>
    </style:style>
    <style:style style:name="Tableau3.B" style:family="table-column">
      <style:table-column-properties style:column-width="8.407cm" style:rel-column-width="32587*"/>
    </style:style>
    <style:style style:name="Tableau3.A1" style:family="table-cell">
      <style:table-cell-properties fo:padding="0.097cm" fo:border-left="0.002cm solid #000000" fo:border-right="none" fo:border-top="0.002cm solid #000000" fo:border-bottom="none"/>
    </style:style>
    <style:style style:name="Tableau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1" text:anchor-type="paragraph" svg:x="14.93cm" svg:y="0.041cm" svg:width="2cm" draw:z-index="0"><draw:text-box fo:min-height="0.499cm"><text:p text:style-name="P3">Fmin362</text:p></draw:text-box></draw:frame>Laval Bernard </text:p>
      <text:p text:style-name="Standard">Muller Lionel</text:p>
      <text:p text:style-name="Standard">Pasquet Jérôme<text:tab/><text:tab/><text:tab/><text:tab/><text:line-break/><text:tab/><text:tab/><text:tab/><text:tab/><text:line-break/><text:tab/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je dois donner un nom, prénom, email et mot de passe)</text:p>
          </table:table-cell>
          <table:table-cell table:style-name="Tableau1.B1" office:value-type="string">
            <text:p text:style-name="P6">/registra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5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5">=&gt; Création du cookie contenant l'ID de l'utilisateur.</text:p>
            <text:p text:style-name="P5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send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_USER</text:span><text:bookmark-start text:name="__DdeLink__131_1734205475"/> <text:s/>(GET)<text:bookmark-end text:name="__DdeLink__131_1734205475"/>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6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/NAME</text:span> <text:s text:c="4"/>(GET)</text:p>
            <text:p text:style-name="P5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6">/users/getuser/EMAIL <text:s/><text:span text:style-name="T3"><text:s text:c="3"/>(POST)</text:span></text:p>
          </table:table-cell>
        </table:table-row>
      </table:table>
      <text:p text:style-name="P2"/>
      <text:p text:style-name="P2"/>
      <text:p text:style-name="P2">Version 1.2 : 29 octobre (date de début)<text:line-break/><text:line-break/><text:span text:style-name="T5">Création d'un système permettant à un utilisateur de commenter un tweet. </text:span></text:p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En tant qu'utilisateur je peux commenter tout message.</text:p>
          </table:table-cell>
          <table:table-cell table:style-name="Tableau3.B1" office:value-type="string">
            <text:p text:style-name="P6">/messages/send/commentaire/ID_MSG<text:bookmark-start text:name="__DdeLink__101_16239650681"/><text:span text:style-name="T3"> (POST)</text:span><text:bookmark-end text:name="__DdeLink__101_16239650681"/></text:p>
          </table:table-cell>
        </table:table-row>
        <table:table-row>
          <table:table-cell table:style-name="Tableau3.A2" office:value-type="string">
            <text:p text:style-name="Standard">En tant qu'utilisateur je peux supprimer un commentaire</text:p>
          </table:table-cell>
          <table:table-cell table:style-name="Tableau3.B2" office:value-type="string">
            <text:p text:style-name="P6">/messages/delete/commentaire/ID_MSG/ID_COMMENT <text:span text:style-name="T3">(POST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ou </meta:initial-creator>
    <meta:creation-date>2012-10-27T12:34:02</meta:creation-date>
    <dc:date>2012-11-11T19:59:57</dc:date>
    <meta:editing-duration>PT12H47M44S</meta:editing-duration>
    <meta:editing-cycles>69</meta:editing-cycles>
    <meta:generator>OpenOffice.org/3.4.1$Unix OpenOffice.org_project/341m1$Build-9593</meta:generator>
    <meta:document-statistic meta:table-count="3" meta:image-count="0" meta:object-count="0" meta:page-count="1" meta:paragraph-count="36" meta:word-count="235" meta:character-count="1663"/>
    <dc:creator>Lionel Muller</dc:creator>
  </office:meta>
</office:document-meta>
</file>